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6a05" officeooo:paragraph-rsid="001b6a05"/>
    </style:style>
    <style:style style:name="P2" style:family="paragraph" style:parent-style-name="Standard">
      <style:text-properties officeooo:rsid="001b6a05" officeooo:paragraph-rsid="001c24d8"/>
    </style:style>
    <style:style style:name="P3" style:family="paragraph" style:parent-style-name="Standard">
      <style:text-properties officeooo:rsid="001c24d8" officeooo:paragraph-rsid="001c24d8"/>
    </style:style>
    <style:style style:name="P4" style:family="paragraph" style:parent-style-name="Standard">
      <style:text-properties officeooo:rsid="001d7dfc" officeooo:paragraph-rsid="001d7dfc"/>
    </style:style>
    <style:style style:name="P5" style:family="paragraph" style:parent-style-name="Standard">
      <style:text-properties officeooo:rsid="001e166a" officeooo:paragraph-rsid="001e166a"/>
    </style:style>
    <style:style style:name="P6" style:family="paragraph" style:parent-style-name="Standard">
      <style:text-properties fo:font-weight="bold" officeooo:rsid="001b6a05" officeooo:paragraph-rsid="001b6a05" style:font-weight-asian="bold" style:font-weight-complex="bold"/>
    </style:style>
    <style:style style:name="P7" style:family="paragraph" style:parent-style-name="Standard">
      <style:text-properties fo:font-weight="bold" officeooo:rsid="001e166a" officeooo:paragraph-rsid="001e166a" style:font-weight-asian="bold" style:font-weight-complex="bold"/>
    </style:style>
    <style:style style:name="P8" style:family="paragraph" style:parent-style-name="Standard">
      <style:text-properties fo:font-weight="bold" officeooo:rsid="001f960e" officeooo:paragraph-rsid="001f960e" style:font-weight-asian="bold" style:font-weight-complex="bold"/>
    </style:style>
    <style:style style:name="P9" style:family="paragraph" style:parent-style-name="Standard">
      <style:text-properties officeooo:rsid="001f960e" officeooo:paragraph-rsid="001f960e"/>
    </style:style>
    <style:style style:name="P10" style:family="paragraph" style:parent-style-name="Standard">
      <style:text-properties officeooo:rsid="001fc2fa" officeooo:paragraph-rsid="001fc2fa"/>
    </style:style>
    <style:style style:name="T1" style:family="text">
      <style:text-properties officeooo:rsid="001c24d8"/>
    </style:style>
    <style:style style:name="T2" style:family="text">
      <style:text-properties officeooo:rsid="001d7dfc"/>
    </style:style>
    <style:style style:name="T3" style:family="text">
      <style:text-properties style:text-position="super 58%"/>
    </style:style>
    <style:style style:name="T4" style:family="text">
      <style:text-properties officeooo:rsid="001e166a"/>
    </style:style>
    <style:style style:name="T5" style:family="text">
      <style:text-properties officeooo:rsid="001f96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erpretation of results</text:p>
      <text:p text:style-name="P1"/>
      <text:p text:style-name="P2">The results obtained, while occasionally inconsistent, did lend to the discovery of trends and patterns within the performance of the algorithm. All three (or four idk) metrics grew, and shrunk, at incredibly similar rates. This makes sense as changes to a block can only be made once comparisons to other blocks have taken place, and time is directly tied to the number of processes that need to run (i.e. array accesses, <text:span text:style-name="T1">integer</text:span> comparisons, and <text:span text:style-name="T1">variable changes). </text:span></text:p>
      <text:p text:style-name="P2"/>
      <text:p text:style-name="P2"><text:span text:style-name="T1">During the very early iterations (0-20 empty cells) the metrics were quite similar, in that they were fairly low and did not seem to grow by much as clues were removed. This is most probably due to the fact that the algorithm was finding the correct number for each empty empty block on its first or second try, as there was abundance of clues on the board detering the algorithm from placing the wrong number in said block. </text:span></text:p>
      <text:p text:style-name="P2"/>
      <text:p text:style-name="P2"><text:span text:style-name="T1">As the number of empty blocks grew beyond this point (20-40 <text:s/>empty cells) the metrics began to grow slightly faster, but still quite linearly. We assume this is tied to the reasoning in the previous paragraph, and growth can attributed to the fact that more blocks were empty at each iteration, so while the algorithm was still finding the solution for each block rather quickly, there were simply more blocks to check and fill.</text:span></text:p>
      <text:p text:style-name="P2"/>
      <text:p text:style-name="P4">It should be noted that time was fairly constant for all aforementioned states. This is most likely due to the fact that the miniscule increases in comparisons and changes made little to no difference to the processing capacity of our 21<text:span text:style-name="T3">st</text:span> century computerss.</text:p>
      <text:p text:style-name="P2"/>
      <text:p text:style-name="P3">The meat of the growth lie<text:span text:style-name="T2">s</text:span> in this next interval (40-6<text:span text:style-name="T2">0</text:span> <text:span text:style-name="T2">empty cells). The increase in all metrics was exponential and usually maxed out between 55 and 65 empty cells). We assume this is due to the fact that at this point the board starts having more empty cells than clues. This means the algorithm has more blocks to fill and less information to guide it to the correct answer. As such it will naturally go through more and more recursions to find the correct value for each block, as it is unlikely to find them early on. As a result more comparisons will have to be made for each block as well. These factors compund to give us the exponential growth observed. It is also, unsurprisingly, in this interval that time complexity starts increasing.</text:span></text:p>
      <text:p text:style-name="P3"/>
      <text:p text:style-name="P4">A very unexpcted discovery is what happens during the last interval (60-81 empty cells). All metrics seem to drop <text:span text:style-name="T4">rapidly</text:span> and <text:span text:style-name="T4">then </text:span>stay fairly consistent until the end. <text:span text:style-name="T4">We have deduced that this is due to the fact that there are so few clues left on the board that the algorithm has very few restrictions on what it is allowed to place in each block, and thus finds the result fairly quickly as there are numerous solutions.</text:span></text:p>
      <text:p text:style-name="P4"/>
      <text:p text:style-name="P7">Relation to Theory</text:p>
      <text:p text:style-name="P5"/>
      <text:p text:style-name="P5">The results have both confirmed and debunked our theories. We expected to see constant exponential growth due to the factors we had anticipated throighout the data, but this was only the case for the interval of 40-60 empty cells. The rest of the other datapoints were fairly similar and linear due to the nature of sudoku and the approach our algorithm takes to solve it.</text:p>
      <text:p text:style-name="P5"/>
      <text:p text:style-name="P5">It is interesting to note that that sudoku generally measures its difficulty on its number of clues, <text:span text:style-name="T5">where easy puzzles tend to have about 38 clues (43 empty blocks), medium ones about 30 clues (51 empty blocks) and difficult ones about 22 clues (59 empty blocks). It is no coincidence that all of these lie within the interval where we noticed most of our expected trends. Anything less or more and the puzzle simply becomes too easy for both human and computer alike. </text:span></text:p>
      <text:p text:style-name="P5"/>
      <text:p text:style-name="P8"><text:soft-page-break/>Conclusion</text:p>
      <text:p text:style-name="P9"/>
      <text:p text:style-name="P10">(Bro im not sure what the conclusion is supposed to be so imma just sum up the complexities)</text:p>
      <text:p text:style-name="P9"/>
      <text:p text:style-name="P9">It has been determined that our algorithm does have a complexity of O( 9^n^2) but only when the data lies within a certain inteval. The best case runs in O(n^2) and occurs when all empty cells are the only empty cell in ther block, row and column. The worst case runs in O( 9^n^2) and occurs when there are about twice as many empty blocks as there are clues. Due to the strange nature of the data and sudoku as a whole, the ‘average’ case does not seem to be determin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2T23:32:15.643742142</meta:creation-date>
    <dc:date>2020-10-23T00:52:46.429757406</dc:date>
    <meta:editing-duration>PT1M35S</meta:editing-duration>
    <meta:editing-cycles>2</meta:editing-cycles>
    <meta:generator>LibreOffice/6.0.7.3$Linux_X86_64 LibreOffice_project/00m0$Build-3</meta:generator>
    <meta:document-statistic meta:table-count="0" meta:image-count="0" meta:object-count="0" meta:page-count="2" meta:paragraph-count="13" meta:word-count="747" meta:character-count="4211" meta:non-whitespace-character-count="3473"/>
  </office:meta>
</office:document-meta>
</file>